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style:text-underline-style="solid" style:text-underline-type="single"/>
    </style:style>
    <style:style style:name="ce7" style:family="table-cell" style:parent-style-name="Default" style:data-style-name="N37"/>
    <style:style style:name="ce8" style:family="table-cell" style:parent-style-name="Default" style:data-style-name="N0">
      <style:table-cell-properties fo:background-color="#FFFF00"/>
    </style:style>
    <style:style style:name="ce9" style:family="table-cell" style:parent-style-name="Default" style:data-style-name="N36">
      <style:table-cell-properties fo:background-color="#FFFF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254375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0" style:family="table-cell" style:parent-style-name="Default" style:data-style-name="N36">
      <style:map style:condition="of:cell-content()=[.$D$1]" style:apply-style-name="cf1" style:base-cell-address="Planilha1.B1"/>
    </style:style>
    <style:style style:name="ce11" style:family="table-cell" style:parent-style-name="Default" style:data-style-name="N36">
      <style:table-cell-properties fo:background-color="#FFFF00"/>
      <style:map style:condition="of:cell-content()=[.$D$1]" style:apply-style-name="cf1" style:base-cell-address="Planilha1.B1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lanilha1" table:style-name="ta1">
        <table:shapes>
          <draw:frame draw:z-index="1" draw:id="id0" draw:style-name="a0" draw:name="Gráfico 1" svg:x="4.89961in" svg:y="0.12559in" svg:width="4.3685in" svg:height="2.6878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16379" table:default-cell-style-name="ce1"/>
        <table:table-row table:style-name="ro1">
          <table:table-cell office:value-type="float" office:value="25" table:style-name="ce1">
            <text:p>25</text:p>
          </table:table-cell>
          <table:table-cell office:value-type="date" office:date-value="2019-04-17T00:00:00" table:style-name="ce10">
            <text:p>17/04/19</text:p>
          </table:table-cell>
          <table:table-cell office:value-type="float" office:value="25" table:formula="of:=[.A1]" table:style-name="ce1">
            <text:p>25</text:p>
          </table:table-cell>
          <table:table-cell office:value-type="date" office:date-value="2019-05-28T00:00:00" table:formula="of:=TODAY()" table:style-name="ce3">
            <text:p>28/05/19</text:p>
          </table:table-cell>
          <table:table-cell office:value-type="string" table:style-name="ce1">
            <text:p>&lt;&lt;&lt; HOJE</text:p>
          </table:table-cell>
          <table:table-cell table:number-columns-repeated="16379"/>
        </table:table-row>
        <table:table-row table:style-name="ro1">
          <table:table-cell office:value-type="float" office:value="30" table:formula="of:=[.A1]+5" table:style-name="ce1">
            <text:p>30</text:p>
          </table:table-cell>
          <table:table-cell office:value-type="date" office:date-value="2019-04-18T00:00:00" table:style-name="ce10">
            <text:p>18/04/19</text:p>
          </table:table-cell>
          <table:table-cell office:value-type="float" office:value="30" table:formula="of:=[.A2]" table:style-name="ce1">
            <text:p>30</text:p>
          </table:table-cell>
          <table:table-cell office:value-type="string" table:style-name="ce3">
            <text:p>feito</text:p>
          </table:table-cell>
          <table:table-cell office:value-type="float" office:value="140" table:formula="of:=VLOOKUP([.D1];[.B1:.C115];2;0)" table:style-name="ce1">
            <text:p>140</text:p>
          </table:table-cell>
          <table:table-cell table:number-columns-repeated="16379"/>
        </table:table-row>
        <table:table-row table:style-name="ro1">
          <table:table-cell office:value-type="float" office:value="35" table:formula="of:=[.A2]+5" table:style-name="ce1">
            <text:p>35</text:p>
          </table:table-cell>
          <table:table-cell office:value-type="date" office:date-value="2019-04-19T00:00:00" table:style-name="ce10">
            <text:p>19/04/19</text:p>
          </table:table-cell>
          <table:table-cell office:value-type="float" office:value="35" table:formula="of:=[.A3]" table:style-name="ce1">
            <text:p>35</text:p>
          </table:table-cell>
          <table:table-cell office:value-type="string" table:style-name="ce4">
            <text:p>a fazer</text:p>
          </table:table-cell>
          <table:table-cell office:value-type="float" office:value="310" table:formula="of:=450-[.E2]" table:style-name="ce5">
            <text:p>310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date" office:date-value="2019-04-20T00:00:00" table:style-name="ce10">
            <text:p>20/04/19</text:p>
          </table:table-cell>
          <table:table-cell office:value-type="float" office:value="35" table:formula="of:=[.A4]" table:style-name="ce1">
            <text:p>35</text:p>
          </table:table-cell>
          <table:table-cell office:value-type="string" table:style-name="ce6">
            <text:p>termina em &gt;&gt;&gt;</text:p>
          </table:table-cell>
          <table:table-cell office:value-type="date" office:date-value="2019-07-29T00:00:00" table:formula="of:=VLOOKUP(450;[.A1:.B140];2;0)" table:style-name="ce7">
            <text:p>29/7/19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date" office:date-value="2019-04-21T00:00:00" table:style-name="ce10">
            <text:p>21/04/19</text:p>
          </table:table-cell>
          <table:table-cell office:value-type="float" office:value="35" table:formula="of:=[.A5]" table:style-name="ce1">
            <text:p>35</text:p>
          </table:table-cell>
          <table:table-cell table:number-columns-repeated="16381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date" office:date-value="2019-04-22T00:00:00" table:style-name="ce10">
            <text:p>22/04/19</text:p>
          </table:table-cell>
          <table:table-cell office:value-type="float" office:value="55" table:formula="of:=[.A6]" table:style-name="ce1">
            <text:p>55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formula="of:=IF([.A6]+5&lt;=565;[.A6]+5;565)" table:style-name="ce1">
            <text:p>60</text:p>
          </table:table-cell>
          <table:table-cell office:value-type="date" office:date-value="2019-04-23T00:00:00" table:style-name="ce10">
            <text:p>23/04/19</text:p>
          </table:table-cell>
          <table:table-cell office:value-type="float" office:value="60" table:formula="of:=[.A7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4-24T00:00:00" table:style-name="ce10">
            <text:p>24/04/19</text:p>
          </table:table-cell>
          <table:table-cell office:value-type="float" office:value="60" table:formula="of:=[.A8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4-25T00:00:00" table:style-name="ce10">
            <text:p>25/04/19</text:p>
          </table:table-cell>
          <table:table-cell office:value-type="float" office:value="60" table:formula="of:=[.A9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4-26T00:00:00" table:style-name="ce10">
            <text:p>26/04/19</text:p>
          </table:table-cell>
          <table:table-cell office:value-type="float" office:value="60" table:formula="of:=[.A10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4-27T00:00:00" table:style-name="ce10">
            <text:p>27/04/19</text:p>
          </table:table-cell>
          <table:table-cell office:value-type="float" office:value="60" table:formula="of:=[.A11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4-28T00:00:00" table:style-name="ce10">
            <text:p>28/04/19</text:p>
          </table:table-cell>
          <table:table-cell office:value-type="float" office:value="60" table:formula="of:=[.A12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4-29T00:00:00" table:style-name="ce10">
            <text:p>29/04/19</text:p>
          </table:table-cell>
          <table:table-cell office:value-type="float" office:value="60" table:formula="of:=[.A13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4-30T00:00:00" table:style-name="ce10">
            <text:p>30/04/19</text:p>
          </table:table-cell>
          <table:table-cell office:value-type="float" office:value="60" table:formula="of:=[.A14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1T00:00:00" table:style-name="ce10">
            <text:p>01/05/19</text:p>
          </table:table-cell>
          <table:table-cell office:value-type="float" office:value="60" table:formula="of:=[.A15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2T00:00:00" table:style-name="ce10">
            <text:p>02/05/19</text:p>
          </table:table-cell>
          <table:table-cell office:value-type="float" office:value="60" table:formula="of:=[.A16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3T00:00:00" table:style-name="ce10">
            <text:p>03/05/19</text:p>
          </table:table-cell>
          <table:table-cell office:value-type="float" office:value="60" table:formula="of:=[.A17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4T00:00:00" table:style-name="ce10">
            <text:p>04/05/19</text:p>
          </table:table-cell>
          <table:table-cell office:value-type="float" office:value="60" table:formula="of:=[.A18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5T00:00:00" table:style-name="ce10">
            <text:p>05/05/19</text:p>
          </table:table-cell>
          <table:table-cell office:value-type="float" office:value="60" table:formula="of:=[.A19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6T00:00:00" table:style-name="ce10">
            <text:p>06/05/19</text:p>
          </table:table-cell>
          <table:table-cell office:value-type="float" office:value="60" table:formula="of:=[.A20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7T00:00:00" table:style-name="ce10">
            <text:p>07/05/19</text:p>
          </table:table-cell>
          <table:table-cell office:value-type="float" office:value="60" table:formula="of:=[.A21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8T00:00:00" table:style-name="ce10">
            <text:p>08/05/19</text:p>
          </table:table-cell>
          <table:table-cell office:value-type="float" office:value="60" table:formula="of:=[.A22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9T00:00:00" table:style-name="ce10">
            <text:p>09/05/19</text:p>
          </table:table-cell>
          <table:table-cell office:value-type="float" office:value="60" table:formula="of:=[.A23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10T00:00:00" table:style-name="ce10">
            <text:p>10/05/19</text:p>
          </table:table-cell>
          <table:table-cell office:value-type="float" office:value="60" table:formula="of:=[.A24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11T00:00:00" table:style-name="ce10">
            <text:p>11/05/19</text:p>
          </table:table-cell>
          <table:table-cell office:value-type="float" office:value="60" table:formula="of:=[.A25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12T00:00:00" table:style-name="ce10">
            <text:p>12/05/19</text:p>
          </table:table-cell>
          <table:table-cell office:value-type="float" office:value="60" table:formula="of:=[.A26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13T00:00:00" table:style-name="ce10">
            <text:p>13/05/19</text:p>
          </table:table-cell>
          <table:table-cell office:value-type="float" office:value="60" table:formula="of:=[.A27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14T00:00:00" table:style-name="ce10">
            <text:p>14/05/19</text:p>
          </table:table-cell>
          <table:table-cell office:value-type="float" office:value="60" table:formula="of:=[.A28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15T00:00:00" table:style-name="ce10">
            <text:p>15/05/19</text:p>
          </table:table-cell>
          <table:table-cell office:value-type="float" office:value="60" table:formula="of:=[.A29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date" office:date-value="2019-05-16T00:00:00" table:style-name="ce10">
            <text:p>16/05/19</text:p>
          </table:table-cell>
          <table:table-cell office:value-type="float" office:value="70" table:formula="of:=[.A30]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5" table:formula="of:=IF([.A30]+5&lt;=565;[.A30]+5;565)" table:style-name="ce1">
            <text:p>75</text:p>
          </table:table-cell>
          <table:table-cell office:value-type="date" office:date-value="2019-05-17T00:00:00" table:style-name="ce10">
            <text:p>17/05/19</text:p>
          </table:table-cell>
          <table:table-cell office:value-type="float" office:value="75" table:formula="of:=[.A31]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date" office:date-value="2019-05-18T00:00:00" table:style-name="ce10">
            <text:p>18/05/19</text:p>
          </table:table-cell>
          <table:table-cell office:value-type="float" office:value="100" table:formula="of:=[.A32]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5" table:formula="of:=IF([.A32]+5&lt;=565;[.A32]+5;565)" table:style-name="ce1">
            <text:p>105</text:p>
          </table:table-cell>
          <table:table-cell office:value-type="date" office:date-value="2019-05-19T00:00:00" table:style-name="ce10">
            <text:p>19/05/19</text:p>
          </table:table-cell>
          <table:table-cell office:value-type="float" office:value="105" table:formula="of:=[.A33]" table:style-name="ce1">
            <text:p>105</text:p>
          </table:table-cell>
          <table:table-cell table:number-columns-repeated="16381" table:style-name="ce1"/>
        </table:table-row>
        <table:table-row table:style-name="ro1">
          <table:table-cell office:value-type="float" office:value="110" table:formula="of:=IF([.A33]+5&lt;=565;[.A33]+5;565)" table:style-name="ce1">
            <text:p>110</text:p>
          </table:table-cell>
          <table:table-cell office:value-type="date" office:date-value="2019-05-20T00:00:00" table:style-name="ce10">
            <text:p>20/05/19</text:p>
          </table:table-cell>
          <table:table-cell office:value-type="float" office:value="110" table:formula="of:=[.A34]" table:style-name="ce1">
            <text:p>110</text:p>
          </table:table-cell>
          <table:table-cell table:number-columns-repeated="16381" table:style-name="ce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date" office:date-value="2019-05-21T00:00:00" table:style-name="ce10">
            <text:p>21/05/19</text:p>
          </table:table-cell>
          <table:table-cell office:value-type="float" office:value="120" table:formula="of:=[.A35]" table:style-name="ce1">
            <text:p>120</text:p>
          </table:table-cell>
          <table:table-cell table:number-columns-repeated="16381" table:style-name="ce1"/>
        </table:table-row>
        <table:table-row table:style-name="ro1">
          <table:table-cell office:value-type="float" office:value="125" table:formula="of:=IF([.A35]+5&lt;=565;[.A35]+5;565)" table:style-name="ce1">
            <text:p>125</text:p>
          </table:table-cell>
          <table:table-cell office:value-type="date" office:date-value="2019-05-22T00:00:00" table:style-name="ce10">
            <text:p>22/05/19</text:p>
          </table:table-cell>
          <table:table-cell office:value-type="float" office:value="125" table:formula="of:=[.A36]" table:style-name="ce1">
            <text:p>125</text:p>
          </table:table-cell>
          <table:table-cell table:number-columns-repeated="16381" table:style-name="ce1"/>
        </table:table-row>
        <table:table-row table:style-name="ro1">
          <table:table-cell office:value-type="float" office:value="130" table:formula="of:=IF([.A36]+5&lt;=565;[.A36]+5;565)" table:style-name="ce1">
            <text:p>130</text:p>
          </table:table-cell>
          <table:table-cell office:value-type="date" office:date-value="2019-05-23T00:00:00" table:style-name="ce10">
            <text:p>23/05/19</text:p>
          </table:table-cell>
          <table:table-cell office:value-type="float" office:value="130" table:formula="of:=[.A37]" table:style-name="ce1">
            <text:p>130</text:p>
          </table:table-cell>
          <table:table-cell table:number-columns-repeated="16381" table:style-name="ce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date" office:date-value="2019-05-24T00:00:00" table:style-name="ce10">
            <text:p>24/05/19</text:p>
          </table:table-cell>
          <table:table-cell office:value-type="float" office:value="150" table:formula="of:=[.A38]" table:style-name="ce1">
            <text:p>150</text:p>
          </table:table-cell>
          <table:table-cell table:number-columns-repeated="16381" table:style-name="ce1"/>
        </table:table-row>
        <table:table-row table:style-name="ro1">
          <table:table-cell office:value-type="float" office:value="120" table:style-name="ce8">
            <text:p>120</text:p>
          </table:table-cell>
          <table:table-cell office:value-type="date" office:date-value="2019-05-25T00:00:00" table:style-name="ce11">
            <text:p>25/05/19</text:p>
          </table:table-cell>
          <table:table-cell office:value-type="float" office:value="120" table:formula="of:=[.A39]" table:style-name="ce8">
            <text:p>120</text:p>
          </table:table-cell>
          <table:table-cell office:value-type="string" table:style-name="ce8">
            <text:p>mudou p pdf 450 paginas</text:p>
          </table:table-cell>
          <table:table-cell table:number-columns-repeated="16380"/>
        </table:table-row>
        <table:table-row table:style-name="ro1">
          <table:table-cell office:value-type="float" office:value="125" table:formula="of:=IF([.A39]+5&lt;=565;[.A39]+5;565)" table:style-name="ce1">
            <text:p>125</text:p>
          </table:table-cell>
          <table:table-cell office:value-type="date" office:date-value="2019-05-26T00:00:00" table:style-name="ce10">
            <text:p>26/05/19</text:p>
          </table:table-cell>
          <table:table-cell office:value-type="float" office:value="125" table:formula="of:=[.A40]" table:style-name="ce1">
            <text:p>125</text:p>
          </table:table-cell>
          <table:table-cell table:number-columns-repeated="16381" table:style-name="ce1"/>
        </table:table-row>
        <table:table-row table:style-name="ro1">
          <table:table-cell office:value-type="float" office:value="130" table:formula="of:=IF([.A40]+5&lt;=565;[.A40]+5;565)" table:style-name="ce1">
            <text:p>130</text:p>
          </table:table-cell>
          <table:table-cell office:value-type="date" office:date-value="2019-05-27T00:00:00" table:style-name="ce10">
            <text:p>27/05/19</text:p>
          </table:table-cell>
          <table:table-cell office:value-type="float" office:value="130" table:formula="of:=[.A41]" table:style-name="ce1">
            <text:p>130</text:p>
          </table:table-cell>
          <table:table-cell table:number-columns-repeated="16381" table:style-name="ce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date" office:date-value="2019-05-28T00:00:00" table:style-name="ce10">
            <text:p>28/05/19</text:p>
          </table:table-cell>
          <table:table-cell office:value-type="float" office:value="140" table:formula="of:=[.A42]" table:style-name="ce1">
            <text:p>140</text:p>
          </table:table-cell>
          <table:table-cell table:number-columns-repeated="16381" table:style-name="ce1"/>
        </table:table-row>
        <table:table-row table:style-name="ro1">
          <table:table-cell office:value-type="float" office:value="145" table:formula="of:=IF([.A42]+5&lt;=565;[.A42]+5;565)" table:style-name="ce1">
            <text:p>145</text:p>
          </table:table-cell>
          <table:table-cell office:value-type="date" office:date-value="2019-05-29T00:00:00" table:style-name="ce10">
            <text:p>29/05/19</text:p>
          </table:table-cell>
          <table:table-cell office:value-type="float" office:value="145" table:formula="of:=[.A43]" table:style-name="ce1">
            <text:p>145</text:p>
          </table:table-cell>
          <table:table-cell table:number-columns-repeated="16381" table:style-name="ce1"/>
        </table:table-row>
        <table:table-row table:style-name="ro1">
          <table:table-cell office:value-type="float" office:value="150" table:formula="of:=IF([.A43]+5&lt;=565;[.A43]+5;565)" table:style-name="ce1">
            <text:p>150</text:p>
          </table:table-cell>
          <table:table-cell office:value-type="date" office:date-value="2019-05-30T00:00:00" table:style-name="ce10">
            <text:p>30/05/19</text:p>
          </table:table-cell>
          <table:table-cell office:value-type="float" office:value="150" table:formula="of:=[.A44]" table:style-name="ce1">
            <text:p>150</text:p>
          </table:table-cell>
          <table:table-cell table:number-columns-repeated="16381" table:style-name="ce1"/>
        </table:table-row>
        <table:table-row table:style-name="ro1">
          <table:table-cell office:value-type="float" office:value="155" table:formula="of:=IF([.A44]+5&lt;=565;[.A44]+5;565)" table:style-name="ce1">
            <text:p>155</text:p>
          </table:table-cell>
          <table:table-cell office:value-type="date" office:date-value="2019-05-31T00:00:00" table:style-name="ce10">
            <text:p>31/05/19</text:p>
          </table:table-cell>
          <table:table-cell office:value-type="float" office:value="155" table:formula="of:=[.A45]" table:style-name="ce1">
            <text:p>155</text:p>
          </table:table-cell>
          <table:table-cell table:number-columns-repeated="16381" table:style-name="ce1"/>
        </table:table-row>
        <table:table-row table:style-name="ro1">
          <table:table-cell office:value-type="float" office:value="160" table:formula="of:=IF([.A45]+5&lt;=565;[.A45]+5;565)" table:style-name="ce1">
            <text:p>160</text:p>
          </table:table-cell>
          <table:table-cell office:value-type="date" office:date-value="2019-06-01T00:00:00" table:style-name="ce10">
            <text:p>01/06/19</text:p>
          </table:table-cell>
          <table:table-cell office:value-type="float" office:value="160" table:formula="of:=[.A46]" table:style-name="ce1">
            <text:p>160</text:p>
          </table:table-cell>
          <table:table-cell table:number-columns-repeated="16381" table:style-name="ce1"/>
        </table:table-row>
        <table:table-row table:style-name="ro1">
          <table:table-cell office:value-type="float" office:value="165" table:formula="of:=IF([.A46]+5&lt;=565;[.A46]+5;565)" table:style-name="ce1">
            <text:p>165</text:p>
          </table:table-cell>
          <table:table-cell office:value-type="date" office:date-value="2019-06-02T00:00:00" table:style-name="ce10">
            <text:p>02/06/19</text:p>
          </table:table-cell>
          <table:table-cell office:value-type="float" office:value="165" table:formula="of:=[.A47]" table:style-name="ce1">
            <text:p>165</text:p>
          </table:table-cell>
          <table:table-cell table:number-columns-repeated="16381" table:style-name="ce1"/>
        </table:table-row>
        <table:table-row table:style-name="ro1">
          <table:table-cell office:value-type="float" office:value="170" table:formula="of:=IF([.A47]+5&lt;=565;[.A47]+5;565)" table:style-name="ce1">
            <text:p>170</text:p>
          </table:table-cell>
          <table:table-cell office:value-type="date" office:date-value="2019-06-03T00:00:00" table:style-name="ce10">
            <text:p>03/06/19</text:p>
          </table:table-cell>
          <table:table-cell office:value-type="float" office:value="170" table:formula="of:=[.A48]" table:style-name="ce1">
            <text:p>170</text:p>
          </table:table-cell>
          <table:table-cell table:number-columns-repeated="16381" table:style-name="ce1"/>
        </table:table-row>
        <table:table-row table:style-name="ro1">
          <table:table-cell office:value-type="float" office:value="175" table:formula="of:=IF([.A48]+5&lt;=565;[.A48]+5;565)" table:style-name="ce1">
            <text:p>175</text:p>
          </table:table-cell>
          <table:table-cell office:value-type="date" office:date-value="2019-06-04T00:00:00" table:style-name="ce10">
            <text:p>04/06/19</text:p>
          </table:table-cell>
          <table:table-cell office:value-type="float" office:value="175" table:formula="of:=[.A49]" table:style-name="ce1">
            <text:p>175</text:p>
          </table:table-cell>
          <table:table-cell table:number-columns-repeated="16381"/>
        </table:table-row>
        <table:table-row table:style-name="ro1">
          <table:table-cell office:value-type="float" office:value="180" table:formula="of:=IF([.A49]+5&lt;=565;[.A49]+5;565)" table:style-name="ce1">
            <text:p>180</text:p>
          </table:table-cell>
          <table:table-cell office:value-type="date" office:date-value="2019-06-05T00:00:00" table:style-name="ce10">
            <text:p>05/06/19</text:p>
          </table:table-cell>
          <table:table-cell office:value-type="float" office:value="180" table:formula="of:=[.A50]" table:style-name="ce1">
            <text:p>180</text:p>
          </table:table-cell>
          <table:table-cell table:number-columns-repeated="16381"/>
        </table:table-row>
        <table:table-row table:style-name="ro1">
          <table:table-cell office:value-type="float" office:value="185" table:formula="of:=IF([.A50]+5&lt;=565;[.A50]+5;565)" table:style-name="ce1">
            <text:p>185</text:p>
          </table:table-cell>
          <table:table-cell office:value-type="date" office:date-value="2019-06-06T00:00:00" table:style-name="ce10">
            <text:p>06/06/19</text:p>
          </table:table-cell>
          <table:table-cell office:value-type="float" office:value="185" table:formula="of:=[.A51]" table:style-name="ce1">
            <text:p>185</text:p>
          </table:table-cell>
          <table:table-cell table:number-columns-repeated="16381"/>
        </table:table-row>
        <table:table-row table:style-name="ro1">
          <table:table-cell office:value-type="float" office:value="190" table:formula="of:=IF([.A51]+5&lt;=565;[.A51]+5;565)" table:style-name="ce1">
            <text:p>190</text:p>
          </table:table-cell>
          <table:table-cell office:value-type="date" office:date-value="2019-06-07T00:00:00" table:style-name="ce10">
            <text:p>07/06/19</text:p>
          </table:table-cell>
          <table:table-cell office:value-type="float" office:value="190" table:formula="of:=[.A52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5" table:formula="of:=IF([.A52]+5&lt;=565;[.A52]+5;565)" table:style-name="ce1">
            <text:p>195</text:p>
          </table:table-cell>
          <table:table-cell office:value-type="date" office:date-value="2019-06-08T00:00:00" table:style-name="ce10">
            <text:p>08/06/19</text:p>
          </table:table-cell>
          <table:table-cell office:value-type="float" office:value="195" table:formula="of:=[.A53]" table:style-name="ce1">
            <text:p>195</text:p>
          </table:table-cell>
          <table:table-cell table:number-columns-repeated="16381"/>
        </table:table-row>
        <table:table-row table:style-name="ro1">
          <table:table-cell office:value-type="float" office:value="200" table:formula="of:=IF([.A53]+5&lt;=565;[.A53]+5;565)" table:style-name="ce1">
            <text:p>200</text:p>
          </table:table-cell>
          <table:table-cell office:value-type="date" office:date-value="2019-06-09T00:00:00" table:style-name="ce10">
            <text:p>09/06/19</text:p>
          </table:table-cell>
          <table:table-cell office:value-type="float" office:value="200" table:formula="of:=[.A54]" table:style-name="ce1">
            <text:p>200</text:p>
          </table:table-cell>
          <table:table-cell table:number-columns-repeated="16381"/>
        </table:table-row>
        <table:table-row table:style-name="ro1">
          <table:table-cell office:value-type="float" office:value="205" table:formula="of:=IF([.A54]+5&lt;=565;[.A54]+5;565)" table:style-name="ce1">
            <text:p>205</text:p>
          </table:table-cell>
          <table:table-cell office:value-type="date" office:date-value="2019-06-10T00:00:00" table:style-name="ce10">
            <text:p>10/06/19</text:p>
          </table:table-cell>
          <table:table-cell office:value-type="float" office:value="205" table:formula="of:=[.A55]" table:style-name="ce1">
            <text:p>205</text:p>
          </table:table-cell>
          <table:table-cell table:number-columns-repeated="16381"/>
        </table:table-row>
        <table:table-row table:style-name="ro1">
          <table:table-cell office:value-type="float" office:value="210" table:formula="of:=IF([.A55]+5&lt;=565;[.A55]+5;565)" table:style-name="ce1">
            <text:p>210</text:p>
          </table:table-cell>
          <table:table-cell office:value-type="date" office:date-value="2019-06-11T00:00:00" table:style-name="ce10">
            <text:p>11/06/19</text:p>
          </table:table-cell>
          <table:table-cell office:value-type="float" office:value="210" table:formula="of:=[.A56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5" table:formula="of:=IF([.A56]+5&lt;=565;[.A56]+5;565)" table:style-name="ce1">
            <text:p>215</text:p>
          </table:table-cell>
          <table:table-cell office:value-type="date" office:date-value="2019-06-12T00:00:00" table:style-name="ce10">
            <text:p>12/06/19</text:p>
          </table:table-cell>
          <table:table-cell office:value-type="float" office:value="215" table:formula="of:=[.A57]" table:style-name="ce1">
            <text:p>215</text:p>
          </table:table-cell>
          <table:table-cell table:number-columns-repeated="16381"/>
        </table:table-row>
        <table:table-row table:style-name="ro1">
          <table:table-cell office:value-type="float" office:value="220" table:formula="of:=IF([.A57]+5&lt;=565;[.A57]+5;565)" table:style-name="ce1">
            <text:p>220</text:p>
          </table:table-cell>
          <table:table-cell office:value-type="date" office:date-value="2019-06-13T00:00:00" table:style-name="ce10">
            <text:p>13/06/19</text:p>
          </table:table-cell>
          <table:table-cell office:value-type="float" office:value="220" table:formula="of:=[.A58]" table:style-name="ce1">
            <text:p>220</text:p>
          </table:table-cell>
          <table:table-cell table:number-columns-repeated="16381"/>
        </table:table-row>
        <table:table-row table:style-name="ro1">
          <table:table-cell office:value-type="float" office:value="225" table:formula="of:=IF([.A58]+5&lt;=565;[.A58]+5;565)" table:style-name="ce1">
            <text:p>225</text:p>
          </table:table-cell>
          <table:table-cell office:value-type="date" office:date-value="2019-06-14T00:00:00" table:style-name="ce10">
            <text:p>14/06/19</text:p>
          </table:table-cell>
          <table:table-cell office:value-type="float" office:value="225" table:formula="of:=[.A59]" table:style-name="ce1">
            <text:p>225</text:p>
          </table:table-cell>
          <table:table-cell table:number-columns-repeated="16381"/>
        </table:table-row>
        <table:table-row table:style-name="ro1">
          <table:table-cell office:value-type="float" office:value="230" table:formula="of:=IF([.A59]+5&lt;=565;[.A59]+5;565)" table:style-name="ce1">
            <text:p>230</text:p>
          </table:table-cell>
          <table:table-cell office:value-type="date" office:date-value="2019-06-15T00:00:00" table:style-name="ce10">
            <text:p>15/06/19</text:p>
          </table:table-cell>
          <table:table-cell office:value-type="float" office:value="230" table:formula="of:=[.A60]" table:style-name="ce1">
            <text:p>230</text:p>
          </table:table-cell>
          <table:table-cell table:number-columns-repeated="16381"/>
        </table:table-row>
        <table:table-row table:style-name="ro1">
          <table:table-cell office:value-type="float" office:value="235" table:formula="of:=IF([.A60]+5&lt;=565;[.A60]+5;565)" table:style-name="ce1">
            <text:p>235</text:p>
          </table:table-cell>
          <table:table-cell office:value-type="date" office:date-value="2019-06-16T00:00:00" table:style-name="ce10">
            <text:p>16/06/19</text:p>
          </table:table-cell>
          <table:table-cell office:value-type="float" office:value="235" table:formula="of:=[.A61]" table:style-name="ce1">
            <text:p>235</text:p>
          </table:table-cell>
          <table:table-cell table:number-columns-repeated="16381"/>
        </table:table-row>
        <table:table-row table:style-name="ro1">
          <table:table-cell office:value-type="float" office:value="240" table:formula="of:=IF([.A61]+5&lt;=565;[.A61]+5;565)" table:style-name="ce1">
            <text:p>240</text:p>
          </table:table-cell>
          <table:table-cell office:value-type="date" office:date-value="2019-06-17T00:00:00" table:style-name="ce10">
            <text:p>17/06/19</text:p>
          </table:table-cell>
          <table:table-cell office:value-type="float" office:value="240" table:formula="of:=[.A62]" table:style-name="ce1">
            <text:p>240</text:p>
          </table:table-cell>
          <table:table-cell table:number-columns-repeated="16381"/>
        </table:table-row>
        <table:table-row table:style-name="ro1">
          <table:table-cell office:value-type="float" office:value="245" table:formula="of:=IF([.A62]+5&lt;=565;[.A62]+5;565)" table:style-name="ce1">
            <text:p>245</text:p>
          </table:table-cell>
          <table:table-cell office:value-type="date" office:date-value="2019-06-18T00:00:00" table:style-name="ce10">
            <text:p>18/06/19</text:p>
          </table:table-cell>
          <table:table-cell office:value-type="float" office:value="245" table:formula="of:=[.A63]" table:style-name="ce1">
            <text:p>245</text:p>
          </table:table-cell>
          <table:table-cell table:number-columns-repeated="16381"/>
        </table:table-row>
        <table:table-row table:style-name="ro1">
          <table:table-cell office:value-type="float" office:value="250" table:formula="of:=IF([.A63]+5&lt;=565;[.A63]+5;565)" table:style-name="ce1">
            <text:p>250</text:p>
          </table:table-cell>
          <table:table-cell office:value-type="date" office:date-value="2019-06-19T00:00:00" table:style-name="ce10">
            <text:p>19/06/19</text:p>
          </table:table-cell>
          <table:table-cell office:value-type="float" office:value="250" table:formula="of:=[.A64]" table:style-name="ce1">
            <text:p>250</text:p>
          </table:table-cell>
          <table:table-cell table:number-columns-repeated="16381"/>
        </table:table-row>
        <table:table-row table:style-name="ro1">
          <table:table-cell office:value-type="float" office:value="255" table:formula="of:=IF([.A64]+5&lt;=565;[.A64]+5;565)" table:style-name="ce1">
            <text:p>255</text:p>
          </table:table-cell>
          <table:table-cell office:value-type="date" office:date-value="2019-06-20T00:00:00" table:style-name="ce10">
            <text:p>20/06/19</text:p>
          </table:table-cell>
          <table:table-cell office:value-type="float" office:value="255" table:formula="of:=[.A65]" table:style-name="ce1">
            <text:p>255</text:p>
          </table:table-cell>
          <table:table-cell table:number-columns-repeated="16381"/>
        </table:table-row>
        <table:table-row table:style-name="ro1">
          <table:table-cell office:value-type="float" office:value="260" table:formula="of:=IF([.A65]+5&lt;=565;[.A65]+5;565)" table:style-name="ce1">
            <text:p>260</text:p>
          </table:table-cell>
          <table:table-cell office:value-type="date" office:date-value="2019-06-21T00:00:00" table:style-name="ce10">
            <text:p>21/06/19</text:p>
          </table:table-cell>
          <table:table-cell office:value-type="float" office:value="260" table:formula="of:=[.A66]" table:style-name="ce1">
            <text:p>260</text:p>
          </table:table-cell>
          <table:table-cell table:number-columns-repeated="16381"/>
        </table:table-row>
        <table:table-row table:style-name="ro1">
          <table:table-cell office:value-type="float" office:value="265" table:formula="of:=IF([.A66]+5&lt;=565;[.A66]+5;565)" table:style-name="ce1">
            <text:p>265</text:p>
          </table:table-cell>
          <table:table-cell office:value-type="date" office:date-value="2019-06-22T00:00:00" table:style-name="ce10">
            <text:p>22/06/19</text:p>
          </table:table-cell>
          <table:table-cell office:value-type="float" office:value="265" table:formula="of:=[.A67]" table:style-name="ce1">
            <text:p>265</text:p>
          </table:table-cell>
          <table:table-cell table:number-columns-repeated="16381"/>
        </table:table-row>
        <table:table-row table:style-name="ro1">
          <table:table-cell office:value-type="float" office:value="270" table:formula="of:=IF([.A67]+5&lt;=565;[.A67]+5;565)" table:style-name="ce1">
            <text:p>270</text:p>
          </table:table-cell>
          <table:table-cell office:value-type="date" office:date-value="2019-06-23T00:00:00" table:style-name="ce10">
            <text:p>23/06/19</text:p>
          </table:table-cell>
          <table:table-cell office:value-type="float" office:value="270" table:formula="of:=[.A68]" table:style-name="ce1">
            <text:p>270</text:p>
          </table:table-cell>
          <table:table-cell table:number-columns-repeated="16381"/>
        </table:table-row>
        <table:table-row table:style-name="ro1">
          <table:table-cell office:value-type="float" office:value="275" table:formula="of:=IF([.A68]+5&lt;=565;[.A68]+5;565)" table:style-name="ce1">
            <text:p>275</text:p>
          </table:table-cell>
          <table:table-cell office:value-type="date" office:date-value="2019-06-24T00:00:00" table:style-name="ce10">
            <text:p>24/06/19</text:p>
          </table:table-cell>
          <table:table-cell office:value-type="float" office:value="275" table:formula="of:=[.A69]" table:style-name="ce1">
            <text:p>275</text:p>
          </table:table-cell>
          <table:table-cell table:number-columns-repeated="16381"/>
        </table:table-row>
        <table:table-row table:style-name="ro1">
          <table:table-cell office:value-type="float" office:value="280" table:formula="of:=IF([.A69]+5&lt;=565;[.A69]+5;565)" table:style-name="ce1">
            <text:p>280</text:p>
          </table:table-cell>
          <table:table-cell office:value-type="date" office:date-value="2019-06-25T00:00:00" table:style-name="ce10">
            <text:p>25/06/19</text:p>
          </table:table-cell>
          <table:table-cell office:value-type="float" office:value="280" table:formula="of:=[.A70]" table:style-name="ce1">
            <text:p>280</text:p>
          </table:table-cell>
          <table:table-cell table:number-columns-repeated="16381"/>
        </table:table-row>
        <table:table-row table:style-name="ro1">
          <table:table-cell office:value-type="float" office:value="285" table:formula="of:=IF([.A70]+5&lt;=565;[.A70]+5;565)" table:style-name="ce1">
            <text:p>285</text:p>
          </table:table-cell>
          <table:table-cell office:value-type="date" office:date-value="2019-06-26T00:00:00" table:style-name="ce10">
            <text:p>26/06/19</text:p>
          </table:table-cell>
          <table:table-cell office:value-type="float" office:value="285" table:formula="of:=[.A71]" table:style-name="ce1">
            <text:p>285</text:p>
          </table:table-cell>
          <table:table-cell table:number-columns-repeated="16381"/>
        </table:table-row>
        <table:table-row table:style-name="ro1">
          <table:table-cell office:value-type="float" office:value="290" table:formula="of:=IF([.A71]+5&lt;=565;[.A71]+5;565)" table:style-name="ce1">
            <text:p>290</text:p>
          </table:table-cell>
          <table:table-cell office:value-type="date" office:date-value="2019-06-27T00:00:00" table:style-name="ce10">
            <text:p>27/06/19</text:p>
          </table:table-cell>
          <table:table-cell office:value-type="float" office:value="290" table:formula="of:=[.A72]" table:style-name="ce1">
            <text:p>290</text:p>
          </table:table-cell>
          <table:table-cell table:number-columns-repeated="16381"/>
        </table:table-row>
        <table:table-row table:style-name="ro1">
          <table:table-cell office:value-type="float" office:value="295" table:formula="of:=IF([.A72]+5&lt;=565;[.A72]+5;565)" table:style-name="ce1">
            <text:p>295</text:p>
          </table:table-cell>
          <table:table-cell office:value-type="date" office:date-value="2019-06-28T00:00:00" table:style-name="ce10">
            <text:p>28/06/19</text:p>
          </table:table-cell>
          <table:table-cell office:value-type="float" office:value="295" table:formula="of:=[.A73]" table:style-name="ce1">
            <text:p>295</text:p>
          </table:table-cell>
          <table:table-cell table:number-columns-repeated="16381"/>
        </table:table-row>
        <table:table-row table:style-name="ro1">
          <table:table-cell office:value-type="float" office:value="300" table:formula="of:=IF([.A73]+5&lt;=565;[.A73]+5;565)" table:style-name="ce1">
            <text:p>300</text:p>
          </table:table-cell>
          <table:table-cell office:value-type="date" office:date-value="2019-06-29T00:00:00" table:style-name="ce10">
            <text:p>29/06/19</text:p>
          </table:table-cell>
          <table:table-cell office:value-type="float" office:value="300" table:formula="of:=[.A74]" table:style-name="ce1">
            <text:p>300</text:p>
          </table:table-cell>
          <table:table-cell table:number-columns-repeated="16381"/>
        </table:table-row>
        <table:table-row table:style-name="ro1">
          <table:table-cell office:value-type="float" office:value="305" table:formula="of:=IF([.A74]+5&lt;=565;[.A74]+5;565)" table:style-name="ce1">
            <text:p>305</text:p>
          </table:table-cell>
          <table:table-cell office:value-type="date" office:date-value="2019-06-30T00:00:00" table:style-name="ce10">
            <text:p>30/06/19</text:p>
          </table:table-cell>
          <table:table-cell office:value-type="float" office:value="305" table:formula="of:=[.A75]" table:style-name="ce1">
            <text:p>305</text:p>
          </table:table-cell>
          <table:table-cell table:number-columns-repeated="16381"/>
        </table:table-row>
        <table:table-row table:style-name="ro1">
          <table:table-cell office:value-type="float" office:value="310" table:formula="of:=IF([.A75]+5&lt;=565;[.A75]+5;565)" table:style-name="ce1">
            <text:p>310</text:p>
          </table:table-cell>
          <table:table-cell office:value-type="date" office:date-value="2019-07-01T00:00:00" table:style-name="ce10">
            <text:p>01/07/19</text:p>
          </table:table-cell>
          <table:table-cell office:value-type="float" office:value="310" table:formula="of:=[.A76]" table:style-name="ce1">
            <text:p>310</text:p>
          </table:table-cell>
          <table:table-cell table:number-columns-repeated="16381"/>
        </table:table-row>
        <table:table-row table:style-name="ro1">
          <table:table-cell office:value-type="float" office:value="315" table:formula="of:=IF([.A76]+5&lt;=565;[.A76]+5;565)" table:style-name="ce1">
            <text:p>315</text:p>
          </table:table-cell>
          <table:table-cell office:value-type="date" office:date-value="2019-07-02T00:00:00" table:style-name="ce10">
            <text:p>02/07/19</text:p>
          </table:table-cell>
          <table:table-cell office:value-type="float" office:value="315" table:formula="of:=[.A77]" table:style-name="ce1">
            <text:p>315</text:p>
          </table:table-cell>
          <table:table-cell table:number-columns-repeated="16381"/>
        </table:table-row>
        <table:table-row table:style-name="ro1">
          <table:table-cell office:value-type="float" office:value="320" table:formula="of:=IF([.A77]+5&lt;=565;[.A77]+5;565)" table:style-name="ce1">
            <text:p>320</text:p>
          </table:table-cell>
          <table:table-cell office:value-type="date" office:date-value="2019-07-03T00:00:00" table:style-name="ce10">
            <text:p>03/07/19</text:p>
          </table:table-cell>
          <table:table-cell office:value-type="float" office:value="320" table:formula="of:=[.A78]" table:style-name="ce1">
            <text:p>320</text:p>
          </table:table-cell>
          <table:table-cell table:number-columns-repeated="16381"/>
        </table:table-row>
        <table:table-row table:style-name="ro1">
          <table:table-cell office:value-type="float" office:value="325" table:formula="of:=IF([.A78]+5&lt;=565;[.A78]+5;565)" table:style-name="ce1">
            <text:p>325</text:p>
          </table:table-cell>
          <table:table-cell office:value-type="date" office:date-value="2019-07-04T00:00:00" table:style-name="ce10">
            <text:p>04/07/19</text:p>
          </table:table-cell>
          <table:table-cell office:value-type="float" office:value="325" table:formula="of:=[.A79]" table:style-name="ce1">
            <text:p>325</text:p>
          </table:table-cell>
          <table:table-cell table:number-columns-repeated="16381"/>
        </table:table-row>
        <table:table-row table:style-name="ro1">
          <table:table-cell office:value-type="float" office:value="330" table:formula="of:=IF([.A79]+5&lt;=565;[.A79]+5;565)" table:style-name="ce1">
            <text:p>330</text:p>
          </table:table-cell>
          <table:table-cell office:value-type="date" office:date-value="2019-07-05T00:00:00" table:style-name="ce10">
            <text:p>05/07/19</text:p>
          </table:table-cell>
          <table:table-cell office:value-type="float" office:value="330" table:formula="of:=[.A80]" table:style-name="ce1">
            <text:p>330</text:p>
          </table:table-cell>
          <table:table-cell table:number-columns-repeated="16381"/>
        </table:table-row>
        <table:table-row table:style-name="ro1">
          <table:table-cell office:value-type="float" office:value="335" table:formula="of:=IF([.A80]+5&lt;=565;[.A80]+5;565)" table:style-name="ce1">
            <text:p>335</text:p>
          </table:table-cell>
          <table:table-cell office:value-type="date" office:date-value="2019-07-06T00:00:00" table:style-name="ce10">
            <text:p>06/07/19</text:p>
          </table:table-cell>
          <table:table-cell office:value-type="float" office:value="335" table:formula="of:=[.A81]" table:style-name="ce1">
            <text:p>335</text:p>
          </table:table-cell>
          <table:table-cell table:number-columns-repeated="16381"/>
        </table:table-row>
        <table:table-row table:style-name="ro1">
          <table:table-cell office:value-type="float" office:value="340" table:formula="of:=IF([.A81]+5&lt;=565;[.A81]+5;565)" table:style-name="ce1">
            <text:p>340</text:p>
          </table:table-cell>
          <table:table-cell office:value-type="date" office:date-value="2019-07-07T00:00:00" table:style-name="ce10">
            <text:p>07/07/19</text:p>
          </table:table-cell>
          <table:table-cell office:value-type="float" office:value="340" table:formula="of:=[.A82]" table:style-name="ce1">
            <text:p>340</text:p>
          </table:table-cell>
          <table:table-cell table:number-columns-repeated="16381"/>
        </table:table-row>
        <table:table-row table:style-name="ro1">
          <table:table-cell office:value-type="float" office:value="345" table:formula="of:=IF([.A82]+5&lt;=565;[.A82]+5;565)" table:style-name="ce1">
            <text:p>345</text:p>
          </table:table-cell>
          <table:table-cell office:value-type="date" office:date-value="2019-07-08T00:00:00" table:style-name="ce10">
            <text:p>08/07/19</text:p>
          </table:table-cell>
          <table:table-cell office:value-type="float" office:value="345" table:formula="of:=[.A83]" table:style-name="ce1">
            <text:p>345</text:p>
          </table:table-cell>
          <table:table-cell table:number-columns-repeated="16381"/>
        </table:table-row>
        <table:table-row table:style-name="ro1">
          <table:table-cell office:value-type="float" office:value="350" table:formula="of:=IF([.A83]+5&lt;=565;[.A83]+5;565)" table:style-name="ce1">
            <text:p>350</text:p>
          </table:table-cell>
          <table:table-cell office:value-type="date" office:date-value="2019-07-09T00:00:00" table:style-name="ce10">
            <text:p>09/07/19</text:p>
          </table:table-cell>
          <table:table-cell office:value-type="float" office:value="350" table:formula="of:=[.A84]" table:style-name="ce1">
            <text:p>350</text:p>
          </table:table-cell>
          <table:table-cell table:number-columns-repeated="16381"/>
        </table:table-row>
        <table:table-row table:style-name="ro1">
          <table:table-cell office:value-type="float" office:value="355" table:formula="of:=IF([.A84]+5&lt;=565;[.A84]+5;565)" table:style-name="ce1">
            <text:p>355</text:p>
          </table:table-cell>
          <table:table-cell office:value-type="date" office:date-value="2019-07-10T00:00:00" table:style-name="ce10">
            <text:p>10/07/19</text:p>
          </table:table-cell>
          <table:table-cell office:value-type="float" office:value="355" table:formula="of:=[.A85]" table:style-name="ce1">
            <text:p>355</text:p>
          </table:table-cell>
          <table:table-cell table:number-columns-repeated="16381"/>
        </table:table-row>
        <table:table-row table:style-name="ro1">
          <table:table-cell office:value-type="float" office:value="360" table:formula="of:=IF([.A85]+5&lt;=565;[.A85]+5;565)" table:style-name="ce1">
            <text:p>360</text:p>
          </table:table-cell>
          <table:table-cell office:value-type="date" office:date-value="2019-07-11T00:00:00" table:style-name="ce10">
            <text:p>11/07/19</text:p>
          </table:table-cell>
          <table:table-cell office:value-type="float" office:value="360" table:formula="of:=[.A86]" table:style-name="ce1">
            <text:p>360</text:p>
          </table:table-cell>
          <table:table-cell table:number-columns-repeated="16381"/>
        </table:table-row>
        <table:table-row table:style-name="ro1">
          <table:table-cell office:value-type="float" office:value="365" table:formula="of:=IF([.A86]+5&lt;=565;[.A86]+5;565)" table:style-name="ce1">
            <text:p>365</text:p>
          </table:table-cell>
          <table:table-cell office:value-type="date" office:date-value="2019-07-12T00:00:00" table:style-name="ce10">
            <text:p>12/07/19</text:p>
          </table:table-cell>
          <table:table-cell office:value-type="float" office:value="365" table:formula="of:=[.A87]" table:style-name="ce1">
            <text:p>365</text:p>
          </table:table-cell>
          <table:table-cell table:number-columns-repeated="16381"/>
        </table:table-row>
        <table:table-row table:style-name="ro1">
          <table:table-cell office:value-type="float" office:value="370" table:formula="of:=IF([.A87]+5&lt;=565;[.A87]+5;565)" table:style-name="ce1">
            <text:p>370</text:p>
          </table:table-cell>
          <table:table-cell office:value-type="date" office:date-value="2019-07-13T00:00:00" table:style-name="ce10">
            <text:p>13/07/19</text:p>
          </table:table-cell>
          <table:table-cell office:value-type="float" office:value="370" table:formula="of:=[.A88]" table:style-name="ce1">
            <text:p>370</text:p>
          </table:table-cell>
          <table:table-cell table:number-columns-repeated="16381"/>
        </table:table-row>
        <table:table-row table:style-name="ro1">
          <table:table-cell office:value-type="float" office:value="375" table:formula="of:=IF([.A88]+5&lt;=565;[.A88]+5;565)" table:style-name="ce1">
            <text:p>375</text:p>
          </table:table-cell>
          <table:table-cell office:value-type="date" office:date-value="2019-07-14T00:00:00" table:style-name="ce10">
            <text:p>14/07/19</text:p>
          </table:table-cell>
          <table:table-cell office:value-type="float" office:value="375" table:formula="of:=[.A89]" table:style-name="ce1">
            <text:p>375</text:p>
          </table:table-cell>
          <table:table-cell table:number-columns-repeated="16381"/>
        </table:table-row>
        <table:table-row table:style-name="ro1">
          <table:table-cell office:value-type="float" office:value="380" table:formula="of:=IF([.A89]+5&lt;=565;[.A89]+5;565)" table:style-name="ce1">
            <text:p>380</text:p>
          </table:table-cell>
          <table:table-cell office:value-type="date" office:date-value="2019-07-15T00:00:00" table:style-name="ce10">
            <text:p>15/07/19</text:p>
          </table:table-cell>
          <table:table-cell office:value-type="float" office:value="380" table:formula="of:=[.A90]" table:style-name="ce1">
            <text:p>380</text:p>
          </table:table-cell>
          <table:table-cell table:number-columns-repeated="16381"/>
        </table:table-row>
        <table:table-row table:style-name="ro1">
          <table:table-cell office:value-type="float" office:value="385" table:formula="of:=IF([.A90]+5&lt;=565;[.A90]+5;565)" table:style-name="ce1">
            <text:p>385</text:p>
          </table:table-cell>
          <table:table-cell office:value-type="date" office:date-value="2019-07-16T00:00:00" table:style-name="ce10">
            <text:p>16/07/19</text:p>
          </table:table-cell>
          <table:table-cell office:value-type="float" office:value="385" table:formula="of:=[.A91]" table:style-name="ce1">
            <text:p>385</text:p>
          </table:table-cell>
          <table:table-cell table:number-columns-repeated="16381"/>
        </table:table-row>
        <table:table-row table:style-name="ro1">
          <table:table-cell office:value-type="float" office:value="390" table:formula="of:=IF([.A91]+5&lt;=565;[.A91]+5;565)" table:style-name="ce1">
            <text:p>390</text:p>
          </table:table-cell>
          <table:table-cell office:value-type="date" office:date-value="2019-07-17T00:00:00" table:style-name="ce10">
            <text:p>17/07/19</text:p>
          </table:table-cell>
          <table:table-cell office:value-type="float" office:value="390" table:formula="of:=[.A92]" table:style-name="ce1">
            <text:p>390</text:p>
          </table:table-cell>
          <table:table-cell table:number-columns-repeated="16381"/>
        </table:table-row>
        <table:table-row table:style-name="ro1">
          <table:table-cell office:value-type="float" office:value="395" table:formula="of:=IF([.A92]+5&lt;=565;[.A92]+5;565)" table:style-name="ce1">
            <text:p>395</text:p>
          </table:table-cell>
          <table:table-cell office:value-type="date" office:date-value="2019-07-18T00:00:00" table:style-name="ce10">
            <text:p>18/07/19</text:p>
          </table:table-cell>
          <table:table-cell office:value-type="float" office:value="395" table:formula="of:=[.A93]" table:style-name="ce1">
            <text:p>395</text:p>
          </table:table-cell>
          <table:table-cell table:number-columns-repeated="16381"/>
        </table:table-row>
        <table:table-row table:style-name="ro1">
          <table:table-cell office:value-type="float" office:value="400" table:formula="of:=IF([.A93]+5&lt;=565;[.A93]+5;565)" table:style-name="ce1">
            <text:p>400</text:p>
          </table:table-cell>
          <table:table-cell office:value-type="date" office:date-value="2019-07-19T00:00:00" table:style-name="ce10">
            <text:p>19/07/19</text:p>
          </table:table-cell>
          <table:table-cell office:value-type="float" office:value="400" table:formula="of:=[.A94]" table:style-name="ce1">
            <text:p>400</text:p>
          </table:table-cell>
          <table:table-cell table:number-columns-repeated="16381"/>
        </table:table-row>
        <table:table-row table:style-name="ro1">
          <table:table-cell office:value-type="float" office:value="405" table:formula="of:=IF([.A94]+5&lt;=565;[.A94]+5;565)" table:style-name="ce1">
            <text:p>405</text:p>
          </table:table-cell>
          <table:table-cell office:value-type="date" office:date-value="2019-07-20T00:00:00" table:style-name="ce10">
            <text:p>20/07/19</text:p>
          </table:table-cell>
          <table:table-cell office:value-type="float" office:value="405" table:formula="of:=[.A95]" table:style-name="ce1">
            <text:p>405</text:p>
          </table:table-cell>
          <table:table-cell table:number-columns-repeated="16381"/>
        </table:table-row>
        <table:table-row table:style-name="ro1">
          <table:table-cell office:value-type="float" office:value="410" table:formula="of:=IF([.A95]+5&lt;=565;[.A95]+5;565)" table:style-name="ce1">
            <text:p>410</text:p>
          </table:table-cell>
          <table:table-cell office:value-type="date" office:date-value="2019-07-21T00:00:00" table:style-name="ce10">
            <text:p>21/07/19</text:p>
          </table:table-cell>
          <table:table-cell office:value-type="float" office:value="410" table:formula="of:=[.A96]" table:style-name="ce1">
            <text:p>410</text:p>
          </table:table-cell>
          <table:table-cell table:number-columns-repeated="16381"/>
        </table:table-row>
        <table:table-row table:style-name="ro1">
          <table:table-cell office:value-type="float" office:value="415" table:formula="of:=IF([.A96]+5&lt;=565;[.A96]+5;565)" table:style-name="ce1">
            <text:p>415</text:p>
          </table:table-cell>
          <table:table-cell office:value-type="date" office:date-value="2019-07-22T00:00:00" table:style-name="ce10">
            <text:p>22/07/19</text:p>
          </table:table-cell>
          <table:table-cell office:value-type="float" office:value="415" table:formula="of:=[.A97]" table:style-name="ce1">
            <text:p>415</text:p>
          </table:table-cell>
          <table:table-cell table:number-columns-repeated="16381"/>
        </table:table-row>
        <table:table-row table:style-name="ro1">
          <table:table-cell office:value-type="float" office:value="420" table:formula="of:=IF([.A97]+5&lt;=565;[.A97]+5;565)" table:style-name="ce1">
            <text:p>420</text:p>
          </table:table-cell>
          <table:table-cell office:value-type="date" office:date-value="2019-07-23T00:00:00" table:style-name="ce10">
            <text:p>23/07/19</text:p>
          </table:table-cell>
          <table:table-cell office:value-type="float" office:value="420" table:formula="of:=[.A98]" table:style-name="ce1">
            <text:p>420</text:p>
          </table:table-cell>
          <table:table-cell table:number-columns-repeated="16381"/>
        </table:table-row>
        <table:table-row table:style-name="ro1">
          <table:table-cell office:value-type="float" office:value="425" table:formula="of:=IF([.A98]+5&lt;=565;[.A98]+5;565)" table:style-name="ce1">
            <text:p>425</text:p>
          </table:table-cell>
          <table:table-cell office:value-type="date" office:date-value="2019-07-24T00:00:00" table:style-name="ce10">
            <text:p>24/07/19</text:p>
          </table:table-cell>
          <table:table-cell office:value-type="float" office:value="425" table:formula="of:=[.A99]" table:style-name="ce1">
            <text:p>425</text:p>
          </table:table-cell>
          <table:table-cell table:number-columns-repeated="16381"/>
        </table:table-row>
        <table:table-row table:style-name="ro1">
          <table:table-cell office:value-type="float" office:value="430" table:formula="of:=IF([.A99]+5&lt;=565;[.A99]+5;565)" table:style-name="ce1">
            <text:p>430</text:p>
          </table:table-cell>
          <table:table-cell office:value-type="date" office:date-value="2019-07-25T00:00:00" table:style-name="ce10">
            <text:p>25/07/19</text:p>
          </table:table-cell>
          <table:table-cell office:value-type="float" office:value="430" table:formula="of:=[.A100]" table:style-name="ce1">
            <text:p>430</text:p>
          </table:table-cell>
          <table:table-cell table:number-columns-repeated="16381"/>
        </table:table-row>
        <table:table-row table:style-name="ro1">
          <table:table-cell office:value-type="float" office:value="435" table:formula="of:=IF([.A100]+5&lt;=565;[.A100]+5;565)" table:style-name="ce1">
            <text:p>435</text:p>
          </table:table-cell>
          <table:table-cell office:value-type="date" office:date-value="2019-07-26T00:00:00" table:style-name="ce10">
            <text:p>26/07/19</text:p>
          </table:table-cell>
          <table:table-cell office:value-type="float" office:value="435" table:formula="of:=[.A101]" table:style-name="ce1">
            <text:p>435</text:p>
          </table:table-cell>
          <table:table-cell table:number-columns-repeated="16381"/>
        </table:table-row>
        <table:table-row table:style-name="ro1">
          <table:table-cell office:value-type="float" office:value="440" table:formula="of:=IF([.A101]+5&lt;=565;[.A101]+5;565)" table:style-name="ce1">
            <text:p>440</text:p>
          </table:table-cell>
          <table:table-cell office:value-type="date" office:date-value="2019-07-27T00:00:00" table:style-name="ce10">
            <text:p>27/07/19</text:p>
          </table:table-cell>
          <table:table-cell office:value-type="float" office:value="440" table:formula="of:=[.A102]" table:style-name="ce1">
            <text:p>440</text:p>
          </table:table-cell>
          <table:table-cell table:number-columns-repeated="16381"/>
        </table:table-row>
        <table:table-row table:style-name="ro1">
          <table:table-cell office:value-type="float" office:value="445" table:formula="of:=IF([.A102]+5&lt;=565;[.A102]+5;565)" table:style-name="ce1">
            <text:p>445</text:p>
          </table:table-cell>
          <table:table-cell office:value-type="date" office:date-value="2019-07-28T00:00:00" table:style-name="ce10">
            <text:p>28/07/19</text:p>
          </table:table-cell>
          <table:table-cell office:value-type="float" office:value="445" table:formula="of:=[.A103]" table:style-name="ce1">
            <text:p>445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03]+5&lt;=565;[.A103]+5;565)" table:style-name="ce1">
            <text:p>450</text:p>
          </table:table-cell>
          <table:table-cell office:value-type="date" office:date-value="2019-07-29T00:00:00" table:style-name="ce10">
            <text:p>29/07/19</text:p>
          </table:table-cell>
          <table:table-cell office:value-type="float" office:value="450" table:formula="of:=[.A104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5" table:formula="of:=IF([.A104]+5&lt;=565;[.A104]+5;565)" table:style-name="ce1">
            <text:p>455</text:p>
          </table:table-cell>
          <table:table-cell office:value-type="date" office:date-value="2019-07-30T00:00:00" table:style-name="ce10">
            <text:p>30/07/19</text:p>
          </table:table-cell>
          <table:table-cell office:value-type="float" office:value="455" table:formula="of:=[.A105]" table:style-name="ce1">
            <text:p>455</text:p>
          </table:table-cell>
          <table:table-cell table:number-columns-repeated="16381"/>
        </table:table-row>
        <table:table-row table:style-name="ro1">
          <table:table-cell office:value-type="float" office:value="460" table:formula="of:=IF([.A105]+5&lt;=565;[.A105]+5;565)" table:style-name="ce1">
            <text:p>460</text:p>
          </table:table-cell>
          <table:table-cell office:value-type="date" office:date-value="2019-07-31T00:00:00" table:style-name="ce10">
            <text:p>31/07/19</text:p>
          </table:table-cell>
          <table:table-cell office:value-type="float" office:value="460" table:formula="of:=[.A106]" table:style-name="ce1">
            <text:p>460</text:p>
          </table:table-cell>
          <table:table-cell table:number-columns-repeated="16381"/>
        </table:table-row>
        <table:table-row table:style-name="ro1">
          <table:table-cell office:value-type="float" office:value="465" table:formula="of:=IF([.A106]+5&lt;=565;[.A106]+5;565)" table:style-name="ce1">
            <text:p>465</text:p>
          </table:table-cell>
          <table:table-cell office:value-type="date" office:date-value="2019-08-01T00:00:00" table:style-name="ce10">
            <text:p>01/08/19</text:p>
          </table:table-cell>
          <table:table-cell office:value-type="float" office:value="465" table:formula="of:=[.A107]" table:style-name="ce1">
            <text:p>465</text:p>
          </table:table-cell>
          <table:table-cell table:number-columns-repeated="16381"/>
        </table:table-row>
        <table:table-row table:style-name="ro1">
          <table:table-cell office:value-type="float" office:value="470" table:formula="of:=IF([.A107]+5&lt;=565;[.A107]+5;565)" table:style-name="ce1">
            <text:p>470</text:p>
          </table:table-cell>
          <table:table-cell office:value-type="date" office:date-value="2019-08-02T00:00:00" table:style-name="ce10">
            <text:p>02/08/19</text:p>
          </table:table-cell>
          <table:table-cell office:value-type="float" office:value="470" table:formula="of:=[.A108]" table:style-name="ce1">
            <text:p>470</text:p>
          </table:table-cell>
          <table:table-cell table:number-columns-repeated="16381"/>
        </table:table-row>
        <table:table-row table:style-name="ro1">
          <table:table-cell office:value-type="float" office:value="475" table:formula="of:=IF([.A108]+5&lt;=565;[.A108]+5;565)" table:style-name="ce1">
            <text:p>475</text:p>
          </table:table-cell>
          <table:table-cell office:value-type="date" office:date-value="2019-08-03T00:00:00" table:style-name="ce10">
            <text:p>03/08/19</text:p>
          </table:table-cell>
          <table:table-cell office:value-type="float" office:value="475" table:formula="of:=[.A109]" table:style-name="ce1">
            <text:p>475</text:p>
          </table:table-cell>
          <table:table-cell table:number-columns-repeated="16381"/>
        </table:table-row>
        <table:table-row table:style-name="ro1">
          <table:table-cell office:value-type="float" office:value="480" table:formula="of:=IF([.A109]+5&lt;=565;[.A109]+5;565)" table:style-name="ce1">
            <text:p>480</text:p>
          </table:table-cell>
          <table:table-cell office:value-type="date" office:date-value="2019-08-04T00:00:00" table:style-name="ce10">
            <text:p>04/08/19</text:p>
          </table:table-cell>
          <table:table-cell office:value-type="float" office:value="480" table:formula="of:=[.A110]" table:style-name="ce1">
            <text:p>480</text:p>
          </table:table-cell>
          <table:table-cell table:number-columns-repeated="16381"/>
        </table:table-row>
        <table:table-row table:style-name="ro1">
          <table:table-cell office:value-type="float" office:value="485" table:formula="of:=IF([.A110]+5&lt;=565;[.A110]+5;565)" table:style-name="ce1">
            <text:p>485</text:p>
          </table:table-cell>
          <table:table-cell office:value-type="date" office:date-value="2019-08-05T00:00:00" table:style-name="ce10">
            <text:p>05/08/19</text:p>
          </table:table-cell>
          <table:table-cell office:value-type="float" office:value="485" table:formula="of:=[.A111]" table:style-name="ce1">
            <text:p>485</text:p>
          </table:table-cell>
          <table:table-cell table:number-columns-repeated="16381"/>
        </table:table-row>
        <table:table-row table:style-name="ro1">
          <table:table-cell office:value-type="float" office:value="490" table:formula="of:=IF([.A111]+5&lt;=565;[.A111]+5;565)" table:style-name="ce1">
            <text:p>490</text:p>
          </table:table-cell>
          <table:table-cell office:value-type="date" office:date-value="2019-08-06T00:00:00" table:style-name="ce10">
            <text:p>06/08/19</text:p>
          </table:table-cell>
          <table:table-cell office:value-type="float" office:value="490" table:formula="of:=[.A112]" table:style-name="ce1">
            <text:p>490</text:p>
          </table:table-cell>
          <table:table-cell table:number-columns-repeated="16381"/>
        </table:table-row>
        <table:table-row table:style-name="ro1">
          <table:table-cell office:value-type="float" office:value="495" table:formula="of:=IF([.A112]+5&lt;=565;[.A112]+5;565)" table:style-name="ce1">
            <text:p>495</text:p>
          </table:table-cell>
          <table:table-cell office:value-type="date" office:date-value="2019-08-07T00:00:00" table:style-name="ce10">
            <text:p>07/08/19</text:p>
          </table:table-cell>
          <table:table-cell office:value-type="float" office:value="495" table:formula="of:=[.A113]" table:style-name="ce1">
            <text:p>495</text:p>
          </table:table-cell>
          <table:table-cell table:number-columns-repeated="16381"/>
        </table:table-row>
        <table:table-row table:style-name="ro1">
          <table:table-cell office:value-type="float" office:value="500" table:formula="of:=IF([.A113]+5&lt;=565;[.A113]+5;565)" table:style-name="ce1">
            <text:p>500</text:p>
          </table:table-cell>
          <table:table-cell office:value-type="date" office:date-value="2019-08-08T00:00:00" table:style-name="ce10">
            <text:p>08/08/19</text:p>
          </table:table-cell>
          <table:table-cell office:value-type="float" office:value="500" table:formula="of:=[.A114]" table:style-name="ce1">
            <text:p>500</text:p>
          </table:table-cell>
          <table:table-cell table:number-columns-repeated="16381"/>
        </table:table-row>
        <table:table-row table:style-name="ro1">
          <table:table-cell office:value-type="float" office:value="505" table:formula="of:=IF([.A114]+5&lt;=565;[.A114]+5;565)" table:style-name="ce1">
            <text:p>505</text:p>
          </table:table-cell>
          <table:table-cell office:value-type="date" office:date-value="2019-08-09T00:00:00" table:style-name="ce10">
            <text:p>09/08/19</text:p>
          </table:table-cell>
          <table:table-cell office:value-type="float" office:value="505" table:formula="of:=[.A115]" table:style-name="ce1">
            <text:p>505</text:p>
          </table:table-cell>
          <table:table-cell table:number-columns-repeated="16381"/>
        </table:table-row>
        <table:table-row table:style-name="ro1">
          <table:table-cell office:value-type="float" office:value="510" table:formula="of:=IF([.A115]+5&lt;=565;[.A115]+5;565)" table:style-name="ce1">
            <text:p>510</text:p>
          </table:table-cell>
          <table:table-cell office:value-type="date" office:date-value="2019-08-10T00:00:00" table:style-name="ce10">
            <text:p>10/08/19</text:p>
          </table:table-cell>
          <table:table-cell office:value-type="float" office:value="510" table:formula="of:=[.A116]" table:style-name="ce1">
            <text:p>510</text:p>
          </table:table-cell>
          <table:table-cell table:number-columns-repeated="16381"/>
        </table:table-row>
        <table:table-row table:style-name="ro1">
          <table:table-cell office:value-type="float" office:value="515" table:formula="of:=IF([.A116]+5&lt;=565;[.A116]+5;565)" table:style-name="ce1">
            <text:p>515</text:p>
          </table:table-cell>
          <table:table-cell office:value-type="date" office:date-value="2019-08-11T00:00:00" table:style-name="ce10">
            <text:p>11/08/19</text:p>
          </table:table-cell>
          <table:table-cell office:value-type="float" office:value="515" table:formula="of:=[.A117]" table:style-name="ce1">
            <text:p>515</text:p>
          </table:table-cell>
          <table:table-cell table:number-columns-repeated="16381"/>
        </table:table-row>
        <table:table-row table:style-name="ro1">
          <table:table-cell office:value-type="float" office:value="520" table:formula="of:=IF([.A117]+5&lt;=565;[.A117]+5;565)" table:style-name="ce1">
            <text:p>520</text:p>
          </table:table-cell>
          <table:table-cell office:value-type="date" office:date-value="2019-08-12T00:00:00" table:style-name="ce10">
            <text:p>12/08/19</text:p>
          </table:table-cell>
          <table:table-cell office:value-type="float" office:value="520" table:formula="of:=[.A118]" table:style-name="ce1">
            <text:p>520</text:p>
          </table:table-cell>
          <table:table-cell table:number-columns-repeated="16381"/>
        </table:table-row>
        <table:table-row table:style-name="ro1">
          <table:table-cell office:value-type="float" office:value="525" table:formula="of:=IF([.A118]+5&lt;=565;[.A118]+5;565)" table:style-name="ce1">
            <text:p>525</text:p>
          </table:table-cell>
          <table:table-cell office:value-type="date" office:date-value="2019-08-13T00:00:00" table:style-name="ce10">
            <text:p>13/08/19</text:p>
          </table:table-cell>
          <table:table-cell office:value-type="float" office:value="525" table:formula="of:=[.A119]" table:style-name="ce1">
            <text:p>525</text:p>
          </table:table-cell>
          <table:table-cell table:number-columns-repeated="16381"/>
        </table:table-row>
        <table:table-row table:style-name="ro1">
          <table:table-cell office:value-type="float" office:value="530" table:formula="of:=IF([.A119]+5&lt;=565;[.A119]+5;565)" table:style-name="ce1">
            <text:p>530</text:p>
          </table:table-cell>
          <table:table-cell office:value-type="date" office:date-value="2019-08-14T00:00:00" table:style-name="ce10">
            <text:p>14/08/19</text:p>
          </table:table-cell>
          <table:table-cell office:value-type="float" office:value="530" table:formula="of:=[.A120]" table:style-name="ce1">
            <text:p>530</text:p>
          </table:table-cell>
          <table:table-cell table:number-columns-repeated="16381"/>
        </table:table-row>
        <table:table-row table:style-name="ro1">
          <table:table-cell office:value-type="float" office:value="535" table:formula="of:=IF([.A120]+5&lt;=565;[.A120]+5;565)" table:style-name="ce1">
            <text:p>535</text:p>
          </table:table-cell>
          <table:table-cell office:value-type="date" office:date-value="2019-08-15T00:00:00" table:style-name="ce10">
            <text:p>15/08/19</text:p>
          </table:table-cell>
          <table:table-cell office:value-type="float" office:value="535" table:formula="of:=[.A121]" table:style-name="ce1">
            <text:p>535</text:p>
          </table:table-cell>
          <table:table-cell table:number-columns-repeated="16381"/>
        </table:table-row>
        <table:table-row table:style-name="ro1">
          <table:table-cell office:value-type="float" office:value="540" table:formula="of:=IF([.A121]+5&lt;=565;[.A121]+5;565)" table:style-name="ce1">
            <text:p>540</text:p>
          </table:table-cell>
          <table:table-cell office:value-type="date" office:date-value="2019-08-16T00:00:00" table:style-name="ce10">
            <text:p>16/08/19</text:p>
          </table:table-cell>
          <table:table-cell office:value-type="float" office:value="540" table:formula="of:=[.A122]" table:style-name="ce1">
            <text:p>540</text:p>
          </table:table-cell>
          <table:table-cell table:number-columns-repeated="16381"/>
        </table:table-row>
        <table:table-row table:style-name="ro1">
          <table:table-cell office:value-type="float" office:value="545" table:formula="of:=IF([.A122]+5&lt;=565;[.A122]+5;565)" table:style-name="ce1">
            <text:p>545</text:p>
          </table:table-cell>
          <table:table-cell office:value-type="date" office:date-value="2019-08-17T00:00:00" table:style-name="ce10">
            <text:p>17/08/19</text:p>
          </table:table-cell>
          <table:table-cell office:value-type="float" office:value="545" table:formula="of:=[.A123]" table:style-name="ce1">
            <text:p>545</text:p>
          </table:table-cell>
          <table:table-cell table:number-columns-repeated="16381"/>
        </table:table-row>
        <table:table-row table:style-name="ro1">
          <table:table-cell office:value-type="float" office:value="550" table:formula="of:=IF([.A123]+5&lt;=565;[.A123]+5;565)" table:style-name="ce1">
            <text:p>550</text:p>
          </table:table-cell>
          <table:table-cell office:value-type="date" office:date-value="2019-08-18T00:00:00" table:style-name="ce10">
            <text:p>18/08/19</text:p>
          </table:table-cell>
          <table:table-cell office:value-type="float" office:value="550" table:formula="of:=[.A124]" table:style-name="ce1">
            <text:p>550</text:p>
          </table:table-cell>
          <table:table-cell table:number-columns-repeated="16381"/>
        </table:table-row>
        <table:table-row table:style-name="ro1">
          <table:table-cell office:value-type="float" office:value="555" table:formula="of:=IF([.A124]+5&lt;=565;[.A124]+5;565)" table:style-name="ce1">
            <text:p>555</text:p>
          </table:table-cell>
          <table:table-cell office:value-type="date" office:date-value="2019-08-19T00:00:00" table:style-name="ce10">
            <text:p>19/08/19</text:p>
          </table:table-cell>
          <table:table-cell office:value-type="float" office:value="555" table:formula="of:=[.A125]" table:style-name="ce1">
            <text:p>555</text:p>
          </table:table-cell>
          <table:table-cell table:number-columns-repeated="16381"/>
        </table:table-row>
        <table:table-row table:style-name="ro1">
          <table:table-cell office:value-type="float" office:value="560" table:formula="of:=IF([.A125]+5&lt;=565;[.A125]+5;565)" table:style-name="ce1">
            <text:p>560</text:p>
          </table:table-cell>
          <table:table-cell office:value-type="date" office:date-value="2019-08-20T00:00:00" table:style-name="ce10">
            <text:p>20/08/19</text:p>
          </table:table-cell>
          <table:table-cell office:value-type="float" office:value="560" table:formula="of:=[.A126]" table:style-name="ce1">
            <text:p>560</text:p>
          </table:table-cell>
          <table:table-cell table:number-columns-repeated="16381"/>
        </table:table-row>
        <table:table-row table:style-name="ro1">
          <table:table-cell office:value-type="float" office:value="565" table:formula="of:=IF([.A126]+5&lt;=565;[.A126]+5;565)" table:style-name="ce1">
            <text:p>565</text:p>
          </table:table-cell>
          <table:table-cell office:value-type="date" office:date-value="2019-08-21T00:00:00" table:style-name="ce10">
            <text:p>21/08/19</text:p>
          </table:table-cell>
          <table:table-cell office:value-type="float" office:value="565" table:formula="of:=[.A127]" table:style-name="ce1">
            <text:p>565</text:p>
          </table:table-cell>
          <table:table-cell table:number-columns-repeated="16381"/>
        </table:table-row>
        <table:table-row table:style-name="ro1">
          <table:table-cell office:value-type="float" office:value="565" table:formula="of:=IF([.A127]+5&lt;=565;[.A127]+5;565)" table:style-name="ce1">
            <text:p>565</text:p>
          </table:table-cell>
          <table:table-cell office:value-type="date" office:date-value="2019-08-22T00:00:00" table:style-name="ce10">
            <text:p>22/08/19</text:p>
          </table:table-cell>
          <table:table-cell office:value-type="float" office:value="565" table:formula="of:=[.A128]" table:style-name="ce1">
            <text:p>565</text:p>
          </table:table-cell>
          <table:table-cell table:number-columns-repeated="16381"/>
        </table:table-row>
        <table:table-row table:style-name="ro1">
          <table:table-cell office:value-type="float" office:value="565" table:formula="of:=IF([.A128]+5&lt;=565;[.A128]+5;565)" table:style-name="ce1">
            <text:p>565</text:p>
          </table:table-cell>
          <table:table-cell office:value-type="date" office:date-value="2019-08-23T00:00:00" table:style-name="ce10">
            <text:p>23/08/19</text:p>
          </table:table-cell>
          <table:table-cell office:value-type="float" office:value="565" table:formula="of:=[.A129]" table:style-name="ce1">
            <text:p>565</text:p>
          </table:table-cell>
          <table:table-cell table:number-columns-repeated="16381"/>
        </table:table-row>
        <table:table-row table:style-name="ro1">
          <table:table-cell office:value-type="float" office:value="565" table:formula="of:=IF([.A129]+5&lt;=565;[.A129]+5;565)" table:style-name="ce1">
            <text:p>565</text:p>
          </table:table-cell>
          <table:table-cell office:value-type="date" office:date-value="2019-08-24T00:00:00" table:style-name="ce10">
            <text:p>24/08/19</text:p>
          </table:table-cell>
          <table:table-cell office:value-type="float" office:value="565" table:formula="of:=[.A130]" table:style-name="ce1">
            <text:p>565</text:p>
          </table:table-cell>
          <table:table-cell table:number-columns-repeated="16381"/>
        </table:table-row>
        <table:table-row table:style-name="ro1">
          <table:table-cell office:value-type="float" office:value="565" table:formula="of:=IF([.A130]+5&lt;=565;[.A130]+5;565)" table:style-name="ce1">
            <text:p>565</text:p>
          </table:table-cell>
          <table:table-cell office:value-type="date" office:date-value="2019-08-25T00:00:00" table:style-name="ce10">
            <text:p>25/08/19</text:p>
          </table:table-cell>
          <table:table-cell office:value-type="float" office:value="565" table:formula="of:=[.A131]" table:style-name="ce1">
            <text:p>565</text:p>
          </table:table-cell>
          <table:table-cell table:number-columns-repeated="16381"/>
        </table:table-row>
        <table:table-row table:style-name="ro1">
          <table:table-cell office:value-type="float" office:value="565" table:formula="of:=IF([.A131]+5&lt;=565;[.A131]+5;565)" table:style-name="ce1">
            <text:p>565</text:p>
          </table:table-cell>
          <table:table-cell office:value-type="date" office:date-value="2019-08-26T00:00:00" table:style-name="ce10">
            <text:p>26/08/19</text:p>
          </table:table-cell>
          <table:table-cell office:value-type="float" office:value="565" table:formula="of:=[.A132]" table:style-name="ce1">
            <text:p>565</text:p>
          </table:table-cell>
          <table:table-cell table:number-columns-repeated="16381"/>
        </table:table-row>
        <table:table-row table:style-name="ro1">
          <table:table-cell office:value-type="float" office:value="565" table:formula="of:=IF([.A132]+5&lt;=565;[.A132]+5;565)" table:style-name="ce1">
            <text:p>565</text:p>
          </table:table-cell>
          <table:table-cell office:value-type="date" office:date-value="2019-08-27T00:00:00" table:style-name="ce10">
            <text:p>27/08/19</text:p>
          </table:table-cell>
          <table:table-cell office:value-type="float" office:value="565" table:formula="of:=[.A133]" table:style-name="ce1">
            <text:p>565</text:p>
          </table:table-cell>
          <table:table-cell table:number-columns-repeated="16381"/>
        </table:table-row>
        <table:table-row table:style-name="ro1">
          <table:table-cell office:value-type="float" office:value="565" table:formula="of:=IF([.A133]+5&lt;=565;[.A133]+5;565)" table:style-name="ce1">
            <text:p>565</text:p>
          </table:table-cell>
          <table:table-cell office:value-type="date" office:date-value="2019-08-28T00:00:00" table:style-name="ce10">
            <text:p>28/08/19</text:p>
          </table:table-cell>
          <table:table-cell office:value-type="float" office:value="565" table:formula="of:=[.A134]" table:style-name="ce1">
            <text:p>565</text:p>
          </table:table-cell>
          <table:table-cell table:number-columns-repeated="16381"/>
        </table:table-row>
        <table:table-row table:style-name="ro1">
          <table:table-cell office:value-type="float" office:value="565" table:formula="of:=IF([.A134]+5&lt;=565;[.A134]+5;565)" table:style-name="ce1">
            <text:p>565</text:p>
          </table:table-cell>
          <table:table-cell office:value-type="date" office:date-value="2019-08-29T00:00:00" table:style-name="ce10">
            <text:p>29/08/19</text:p>
          </table:table-cell>
          <table:table-cell office:value-type="float" office:value="565" table:formula="of:=[.A135]" table:style-name="ce1">
            <text:p>565</text:p>
          </table:table-cell>
          <table:table-cell table:number-columns-repeated="16381"/>
        </table:table-row>
        <table:table-row table:style-name="ro1">
          <table:table-cell office:value-type="float" office:value="565" table:formula="of:=IF([.A135]+5&lt;=565;[.A135]+5;565)" table:style-name="ce1">
            <text:p>565</text:p>
          </table:table-cell>
          <table:table-cell office:value-type="date" office:date-value="2019-08-30T00:00:00" table:style-name="ce10">
            <text:p>30/08/19</text:p>
          </table:table-cell>
          <table:table-cell office:value-type="float" office:value="565" table:formula="of:=[.A136]" table:style-name="ce1">
            <text:p>565</text:p>
          </table:table-cell>
          <table:table-cell table:number-columns-repeated="16381"/>
        </table:table-row>
        <table:table-row table:style-name="ro1">
          <table:table-cell office:value-type="float" office:value="565" table:formula="of:=IF([.A136]+5&lt;=565;[.A136]+5;565)" table:style-name="ce1">
            <text:p>565</text:p>
          </table:table-cell>
          <table:table-cell office:value-type="date" office:date-value="2019-08-31T00:00:00" table:style-name="ce10">
            <text:p>31/08/19</text:p>
          </table:table-cell>
          <table:table-cell office:value-type="float" office:value="565" table:formula="of:=[.A137]" table:style-name="ce1">
            <text:p>565</text:p>
          </table:table-cell>
          <table:table-cell table:number-columns-repeated="16381"/>
        </table:table-row>
        <table:table-row table:style-name="ro1">
          <table:table-cell office:value-type="float" office:value="565" table:formula="of:=IF([.A137]+5&lt;=565;[.A137]+5;565)" table:style-name="ce1">
            <text:p>565</text:p>
          </table:table-cell>
          <table:table-cell office:value-type="date" office:date-value="2019-09-01T00:00:00" table:style-name="ce10">
            <text:p>01/09/19</text:p>
          </table:table-cell>
          <table:table-cell office:value-type="float" office:value="565" table:formula="of:=[.A138]" table:style-name="ce1">
            <text:p>565</text:p>
          </table:table-cell>
          <table:table-cell table:number-columns-repeated="16381"/>
        </table:table-row>
        <table:table-row table:number-rows-repeated="10484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date-style style:name="N37P0">
      <number:day/>
      <number:text>/</number:text>
      <number:month/>
      <number:text>/</number:text>
      <number:year/>
    </number:date-style>
    <number:text-style style:name="N37">
      <number:text-content/>
      <style:map style:condition="value()&gt;=0" style:apply-style-name="N37P0"/>
    </number:text-style>
    <number:currency-style style:name="N38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8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8P0"/>
    </number:currency-style>
    <style:style style:name="cf1" style:family="table-cell" style:data-style-name="N0">
      <style:table-cell-properties fo:background-color="#00B0F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Windows User</dc:creator>
    <meta:creation-date>2019-04-17T20:22:22Z</meta:creation-date>
    <dc:date>2019-05-29T00:07:42Z</dc:date>
    <meta:editing-cycles>4</meta:editing-cycles>
    <meta:editing-duration>PT85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270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5b9bd5" draw:opacity="100%" draw:stroke="none"/>
    </style:style>
    <style:style style:family="chart" style:name="G0S0P0">
      <style:graphic-properties draw:fill="solid" draw:fill-color="#004586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ff420e" draw:opacity="100%" draw:stroke="none"/>
    </style:style>
  </office:automatic-styles>
  <office:body>
    <office:chart>
      <chart:chart chart:class="chart:circle" svg:height="193.5215748031496pt" svg:width="314.531968503937pt" chart:style-name="Crt0">
        <chart:legend chart:legend-position="end" chart:legend-align="center" chart:style-name="Lgnd"/>
        <chart:plot-area chart:style-name="Plt0">
          <chart:axis chart:dimension="x">
            <chart:categories table:cell-range-address="Planilha1.$D$2:.$D$3"/>
          </chart:axis>
          <chart:axis chart:dimension="y"/>
          <chart:series chart:values-cell-range-address="Planilha1.$E$2:.$E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